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201000000F1000000A00912D3F748615F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1%" draw:textarea-horizontal-align="justify" draw:textarea-vertical-align="middle" draw:auto-grow-height="false" fo:min-height="2.75cm" fo:min-width="1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2.75cm" fo:min-width="1.5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3.5cm" fo:min-width="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 draw:opacity="1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cm" svg:height="3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7.024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3cm" svg:x="1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3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6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9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12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15cm 2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3cm 2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6cm 2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9cm 2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cm" draw:transform="rotate (1.5707963267949) translate (15cm 2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3.75cm" draw:transform="rotate (1.5707963267949) translate (9.75cm 22.75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887cm" svg:height="0.962cm" svg:x="5.25cm" svg:y="1.038cm">
          <draw:text-box>
            <text:p text:style-name="P3">Folha de Registo de Presenças</text:p>
          </draw:text-box>
        </draw:frame>
        <draw:frame draw:style-name="gr4" draw:text-style-name="P5" draw:layer="layout" svg:width="9.942cm" svg:height="0.962cm" svg:x="5.308cm" svg:y="2cm">
          <draw:text-box>
            <text:p>Laboratórios de EACI sala F212A</text:p>
          </draw:text-box>
        </draw:frame>
        <draw:frame draw:style-name="gr4" draw:text-style-name="P7" draw:layer="layout" svg:width="14.146cm" svg:height="1.361cm" svg:x="2.5cm" svg:y="3.25cm">
          <draw:text-box>
            <text:p text:style-name="P6">Professor: _______________________ <text:s/>Data: ___/___/_____</text:p>
            <text:p text:style-name="P6">Curso: __________________________ <text:s/>Hora: __________</text:p>
          </draw:text-box>
        </draw:frame>
        <draw:frame draw:style-name="gr5" draw:text-style-name="P8" draw:layer="layout" svg:width="2.625cm" svg:height="1.743cm" svg:x="2.25cm" svg:y="1.257cm">
          <draw:image xlink:href="Pictures/10000201000000F1000000A00912D3F748615F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0-13T08:52:25.550533396</meta:creation-date>
    <dc:date>2020-10-13T10:16:24.192985146</dc:date>
    <meta:editing-duration>PT1H23M56S</meta:editing-duration>
    <meta:editing-cycles>8</meta:editing-cycles>
    <meta:generator>LibreOffice/7.0.1.2$Linux_X86_64 LibreOffice_project/7cbcfc562f6eb6708b5ff7d7397325de9e764452</meta:generator>
    <meta:document-statistic meta:object-count="29"/>
  </office:meta>
</office:document-meta>
</file>